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6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ccff66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009933"/>
      <style:text-properties fo:color="#000000"/>
    </style:style>
    <style:style style:name="ce6" style:family="table-cell" style:parent-style-name="Default">
      <style:table-cell-properties fo:background-color="#cc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2.1" calcext:value-type="float">
            <text:p>2.1</text:p>
          </table:table-cell>
          <table:table-cell table:style-name="Default" office:value-type="string" calcext:value-type="string">
            <text:p>Compiler-dependant</text:p>
          </table:table-cell>
          <table:table-cell table:style-name="Default" office:value-type="string" calcext:value-type="string">
            <text:p>each compiler should have their own pragma or maybe mutator should</text:p>
          </table:table-cell>
          <table:table-cell table:style-name="ce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ASTContext doesnt have all the comments</text:p>
          </table:table-cell>
          <table:table-cell table:style-name="ce2" office:value-type="string" calcext:value-type="string">
            <text:p>pending</text:p>
          </table:table-cell>
          <table:table-cell table:style-name="ce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4.1" calcext:value-type="float">
            <text:p>4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has false positives</text:p>
          </table:table-cell>
          <table:table-cell/>
        </table:table-row>
        <table:table-row table:style-name="ro1">
          <table:table-cell table:style-name="Default" office:value-type="float" office:value="5.5" calcext:value-type="float">
            <text:p>5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6" calcext:value-type="float">
            <text:p>5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7" calcext:value-type="float">
            <text:p>5.7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7.1" calcext:value-type="float">
            <text:p>7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8.5" calcext:value-type="float">
            <text:p>8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5" office:value-type="float" office:value="8.7" calcext:value-type="float">
            <text:p>8.7</text:p>
          </table:table-cell>
          <table:table-cell table:style-name="ce5" office:value-type="string" calcext:value-type="string">
            <text:p>implemented</text:p>
          </table:table-cell>
          <table:table-cell table:style-name="ce5"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8.8" calcext:value-type="float">
            <text:p>8.8</text:p>
          </table:table-cell>
          <table:table-cell table:style-name="ce4" office:value-type="string" calcext:value-type="string">
            <text:p>not implemented yet</text:p>
          </table:table-cell>
          <table:table-cell table:style-name="ce4" office:value-type="string" calcext:value-type="string">
            <text:p>has false positives:tags incomplete types</text:p>
          </table:table-cell>
          <table:table-cell table:style-name="ce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0.1" calcext:value-type="float">
            <text:p>10.1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esnt support checks inside a PP directive conditional but they are automatically cast to long so if you even overflow on that…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we are catching all possible violations but we are catching most of them</text:p>
          </table:table-cell>
          <table:table-cell table:style-name="ce6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7.2" calcext:value-type="float">
            <text:p>17.2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table:style-name="ce4" office:value-type="float" office:value="17.3" calcext:value-type="float">
            <text:p>17.3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8.1" calcext:value-type="float">
            <text:p>18.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9.5" calcext:value-type="float">
            <text:p>19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9.11" calcext:value-type="float">
            <text:p>19.1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the macro is defined by the time I get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4:14:51.9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7-01-15T17:47:13.545000000</dc:date>
    <meta:editing-duration>P9DT3H58M53S</meta:editing-duration>
    <meta:editing-cycles>141</meta:editing-cycles>
    <meta:generator>LibreOffice/5.1.1.3$Windows_x86 LibreOffice_project/89f508ef3ecebd2cfb8e1def0f0ba9a803b88a6d</meta:generator>
    <meta:document-statistic meta:table-count="1" meta:cell-count="415" meta:object-count="0"/>
  </office:meta>
</office:document-meta>
</file>